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888a" draw:opacity="100%" draw:opacity-name="Transparency_20_5" draw:textarea-horizontal-align="justify" draw:textarea-vertical-align="middle" draw:auto-grow-height="false" fo:min-height="1.147cm" fo:min-width="3.491cm"/>
    </style:style>
    <style:style style:name="gr2" style:family="graphic" style:parent-style-name="standard">
      <style:graphic-properties draw:fill-color="#00888a" draw:opacity="100%" draw:opacity-name="Transparency_20_5" draw:textarea-horizontal-align="justify" draw:textarea-vertical-align="middle" draw:auto-grow-height="false" fo:min-height="1.274cm" fo:min-width="3.437cm"/>
    </style:style>
    <style:style style:name="gr3" style:family="graphic" style:parent-style-name="standard">
      <style:graphic-properties draw:fill-color="#00888a" draw:opacity="100%" draw:opacity-name="Transparency_20_5" draw:textarea-horizontal-align="justify" draw:textarea-vertical-align="middle" draw:auto-grow-height="false" fo:min-height="1.147cm" fo:min-width="3.437cm"/>
    </style:style>
    <style:style style:name="gr4" style:family="graphic" style:parent-style-name="standard">
      <style:graphic-properties draw:fill-color="#0066b3" draw:opacity="100%" draw:opacity-name="Transparency_20_5" draw:textarea-horizontal-align="justify" draw:textarea-vertical-align="middle" draw:auto-grow-height="false" fo:min-height="0.703cm" fo:min-width="1.469cm"/>
    </style:style>
    <style:style style:name="gr5" style:family="graphic" style:parent-style-name="standard">
      <style:graphic-properties draw:fill-color="#00888a" draw:opacity="100%" draw:opacity-name="Transparency_20_5" draw:textarea-horizontal-align="justify" draw:textarea-vertical-align="middle" draw:auto-grow-height="false" fo:min-height="1.02cm" fo:min-width="2.548cm"/>
    </style:style>
    <style:style style:name="gr6" style:family="graphic" style:parent-style-name="standard">
      <style:graphic-properties draw:fill-color="#00888a" draw:opacity="100%" draw:opacity-name="Transparency_20_5" draw:textarea-horizontal-align="justify" draw:textarea-vertical-align="middle" draw:auto-grow-height="false" fo:min-height="1.126cm" fo:min-width="3.234cm"/>
    </style:style>
    <style:style style:name="gr7" style:family="graphic" style:parent-style-name="standard">
      <style:graphic-properties draw:fill-color="#00888a" draw:opacity="100%" draw:opacity-name="Transparency_20_5" draw:textarea-horizontal-align="justify" draw:textarea-vertical-align="middle" draw:auto-grow-height="false" fo:min-height="1.02cm" fo:min-width="3.31cm"/>
    </style:style>
    <style:style style:name="gr8" style:family="graphic" style:parent-style-name="standard">
      <style:graphic-properties draw:fill-color="#00888a" draw:opacity="100%" draw:opacity-name="Transparency_20_5" draw:textarea-horizontal-align="justify" draw:textarea-vertical-align="middle" draw:auto-grow-height="false" fo:min-height="1.401cm" fo:min-width="4.453cm"/>
    </style:style>
    <style:style style:name="gr9" style:family="graphic" style:parent-style-name="standard">
      <style:graphic-properties draw:fill-color="#21409a" draw:opacity="100%" draw:opacity-name="Transparency_20_5" draw:textarea-horizontal-align="justify" draw:textarea-vertical-align="middle" draw:auto-grow-height="false" fo:min-height="0.47cm" fo:min-width="1.118cm"/>
    </style:style>
    <style:style style:name="gr10" style:family="graphic" style:parent-style-name="standard">
      <style:graphic-properties draw:fill="solid" draw:fill-color="#21409a" draw:opacity="100%" draw:opacity-name="Transparency_20_5" draw:textarea-horizontal-align="justify" draw:textarea-vertical-align="middle" draw:auto-grow-height="false" fo:min-height="0.559cm" fo:min-width="1.296cm"/>
    </style:style>
    <style:style style:name="gr11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7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/>
    </style:style>
    <style:style style:name="gr14" style:family="graphic" style:parent-style-name="standard">
      <style:graphic-properties svg:stroke-color="#000000" draw:fill-color="#add58a" draw:textarea-horizontal-align="justify" draw:textarea-vertical-align="middle" draw:auto-grow-height="false" fo:min-height="0.741cm" fo:min-width="4.215cm"/>
    </style:style>
    <style:style style:name="gr15" style:family="graphic" style:parent-style-name="standard">
      <style:graphic-properties svg:stroke-color="#000000" draw:fill-color="#add58a" draw:textarea-horizontal-align="justify" draw:textarea-vertical-align="middle" draw:auto-grow-height="false" fo:min-height="0.741cm" fo:min-width="9.152cm"/>
    </style:style>
    <style:style style:name="gr16" style:family="graphic" style:parent-style-name="standard">
      <style:graphic-properties svg:stroke-color="#000000" draw:fill-color="#add58a" draw:textarea-horizontal-align="justify" draw:textarea-vertical-align="middle" draw:auto-grow-height="false" fo:min-height="0.741cm" fo:min-width="4.27cm"/>
    </style:style>
    <style:style style:name="gr17" style:family="graphic" style:parent-style-name="standard">
      <style:graphic-properties svg:stroke-color="#000000" draw:fill-color="#add58a" draw:textarea-horizontal-align="justify" draw:textarea-vertical-align="middle" draw:auto-grow-height="false" fo:min-height="0.741cm" fo:min-width="3.564cm"/>
    </style:style>
    <style:style style:name="gr18" style:family="graphic" style:parent-style-name="standard">
      <style:graphic-properties svg:stroke-color="#000000" draw:fill-color="#add58a" draw:textarea-horizontal-align="justify" draw:textarea-vertical-align="middle" draw:auto-grow-height="false" fo:min-height="0.741cm" fo:min-width="3.579cm"/>
    </style:style>
    <style:style style:name="gr19" style:family="graphic" style:parent-style-name="standard">
      <style:graphic-properties draw:stroke="solid" draw:stroke-dash="Fine_20_Dashed" svg:stroke-color="#000000" draw:fill-color="#add58a" draw:textarea-horizontal-align="justify" draw:textarea-vertical-align="middle" draw:auto-grow-height="false" fo:min-height="0.741cm" fo:min-width="21.09cm"/>
    </style:style>
    <style:style style:name="gr20" style:family="graphic" style:parent-style-name="objectwithoutfill">
      <style:graphic-properties draw:stroke="dash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svg:stroke-color="#0066b3" draw:fill-color="#00888a" draw:opacity="100%" draw:opacity-name="Transparency_20_11" draw:textarea-horizontal-align="justify" draw:textarea-vertical-align="middle" draw:auto-grow-height="false" fo:min-height="1.147cm" fo:min-width="3.208cm"/>
    </style:style>
    <style:style style:name="gr22" style:family="graphic" style:parent-style-name="standard">
      <style:graphic-properties draw:fill-color="#00888a" draw:opacity="100%" draw:opacity-name="Transparency_20_11" draw:textarea-horizontal-align="justify" draw:textarea-vertical-align="middle" draw:auto-grow-height="false" fo:min-height="1.401cm" fo:min-width="3.199cm"/>
    </style:style>
    <style:style style:name="P1" style:family="paragraph">
      <style:paragraph-properties fo:text-align="center"/>
    </style:style>
    <style:style style:name="P2" style:family="paragraph">
      <loext:graphic-properties draw:fill-color="#00888a" draw:opacity="100%" draw:opacity-name="Transparency_20_5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0066b3" draw:opacity="100%" draw:opacity-name="Transparency_20_5"/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-color="#21409a" draw:opacity="100%" draw:opacity-name="Transparency_20_5"/>
      <style:paragraph-properties fo:text-align="center"/>
      <style:text-properties fo:color="#000000" fo:font-size="14pt" style:font-size-asian="14pt" style:font-size-complex="14pt"/>
    </style:style>
    <style:style style:name="P5" style:family="paragraph">
      <loext:graphic-properties draw:fill="solid" draw:fill-color="#21409a" draw:opacity="100%" draw:opacity-name="Transparency_20_5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-color="#add58a"/>
      <style:paragraph-properties fo:text-align="center"/>
    </style:style>
    <style:style style:name="P9" style:family="paragraph">
      <loext:graphic-properties draw:fill-color="#add58a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0" style:family="paragraph">
      <loext:graphic-properties draw:fill-color="#00888a" draw:opacity="100%" draw:opacity-name="Transparency_20_11"/>
      <style:paragraph-properties fo:text-align="center"/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-color="#00888a" draw:opacity="100%" draw:opacity-name="Transparency_20_11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000000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991cm" svg:height="1.397cm" svg:x="8.82cm" svg:y="3.148cm">
          <text:p text:style-name="P1"><text:span text:style-name="T1">Liberación de lista </text:span></text:p>
          <text:p text:style-name="P1"><text:span text:style-name="T1">de PO’s/Pedimento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937cm" svg:height="1.524cm" svg:x="8.823cm" svg:y="5.969cm">
          <text:p text:style-name="P1"><text:span text:style-name="T1">Alta de </text:span></text:p>
          <text:p text:style-name="P1"><text:span text:style-name="T1">PO’s/Pedimentos</text:span></text:p>
          <text:p text:style-name="P1"><text:span text:style-name="T1">en sistema SEI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.937cm" svg:height="1.397cm" svg:x="8.823cm" svg:y="8.941cm">
          <text:p text:style-name="P1"><text:span text:style-name="T1">Registro de</text:span></text:p>
          <text:p text:style-name="P1"><text:span text:style-name="T1"><text:s/></text:span><text:span text:style-name="T1">PO’s/Pedimentos</text:span></text:p>
          <text:p text:style-name="P1"><text:span text:style-name="T1">en sistema STE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3.937cm" svg:height="1.524cm" svg:x="8.823cm" svg:y="11.622cm">
          <text:p text:style-name="P1"><text:span text:style-name="T1">Registro de </text:span></text:p>
          <text:p text:style-name="P1"><text:span text:style-name="T1">contenedores en</text:span></text:p>
          <text:p text:style-name="P1"><text:span text:style-name="T1"><text:s/></text:span><text:span text:style-name="T1">sistema STEP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5" draw:id="id5" draw:layer="layout" svg:width="3.937cm" svg:height="1.905cm" svg:x="8.823cm" svg:y="14.181cm">
          <text:p text:style-name="P1"><text:span text:style-name="T2">PO/</text:span></text:p>
          <text:p text:style-name="P1"><text:span text:style-name="T2">Pedimento se</text:span></text:p>
          <text:p text:style-name="P1"><text:span text:style-name="T2"><text:s/></text:span><text:span text:style-name="T2">imprim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6" draw:id="id6" draw:layer="layout" svg:width="3.048cm" svg:height="1.27cm" svg:x="9.25cm" svg:y="17.01cm">
          <text:p text:style-name="P1"><text:span text:style-name="T1">Impresión de</text:span></text:p>
          <text:p text:style-name="P1"><text:span text:style-name="T1">PO/Pedimento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9" draw:id="id9" draw:layer="layout" svg:width="3.734cm" svg:height="1.376cm" svg:x="8.896cm" svg:y="21.487cm">
          <text:p text:style-name="P1"><text:span text:style-name="T1">Escaneo de series</text:span></text:p>
          <text:p text:style-name="P1"><text:span text:style-name="T1"><text:s/></text:span><text:span text:style-name="T1">con control de </text:span></text:p>
          <text:p text:style-name="P1"><text:span text:style-name="T1">PO’s/Pedimento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0" draw:id="id10" draw:layer="layout" svg:width="3.937cm" svg:height="1.397cm" svg:x="8.798cm" svg:y="23.806cm">
          <text:p text:style-name="P1"><text:span text:style-name="T1">Configuración de </text:span></text:p>
          <text:p text:style-name="P1"><text:span text:style-name="T1">PO Y contenedor en</text:span></text:p>
          <text:p text:style-name="P1"><text:span text:style-name="T1">Estación de envío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1" draw:id="id11" draw:layer="layout" svg:width="3.81cm" svg:height="1.27cm" svg:x="8.844cm" svg:y="26.011cm">
          <text:p text:style-name="P1"><text:span text:style-name="T1">Escaneo en envíos</text:span></text:p>
          <text:p text:style-name="P1"><text:span text:style-name="T1"><text:s/></text:span><text:span text:style-name="T1">con control de </text:span></text:p>
          <text:p text:style-name="P1"><text:span text:style-name="T1">PO’s/Pedimento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8" draw:id="id8" draw:layer="layout" svg:width="4.953cm" svg:height="1.651cm" svg:x="8.29cm" svg:y="18.907cm">
          <text:p text:style-name="P1"><text:span text:style-name="T1">Configuración de </text:span></text:p>
          <text:p text:style-name="P1"><text:span text:style-name="T1">PO/Pedimento </text:span></text:p>
          <text:p text:style-name="P1"><text:span text:style-name="T1">en estación de empaqu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12" draw:id="id12" draw:layer="layout" svg:width="2.286cm" svg:height="1.016cm" svg:x="9.652cm" svg:y="1.135cm">
          <text:p text:style-name="P1"><text:span text:style-name="T3">Inic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13" draw:id="id13" draw:layer="layout" svg:width="2.54cm" svg:height="1.143cm" svg:x="13.913cm" svg:y="26.057cm">
          <text:p text:style-name="P1"><text:span text:style-name="T4">F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svg:x1="10.815cm" svg:y1="4.545cm" svg:x2="10.791cm" svg:y2="5.969cm" draw:start-shape="id1" draw:start-glue-point="2" draw:end-shape="id2" svg:d="M10815 4545v712h-24v712" svg:viewBox="0 0 25 1425">
          <text:p/>
        </draw:connector>
        <draw:connector draw:style-name="gr11" draw:text-style-name="P6" draw:layer="layout" svg:x1="10.791cm" svg:y1="7.493cm" svg:x2="10.791cm" svg:y2="8.941cm" draw:start-shape="id2" draw:start-glue-point="2" draw:end-shape="id3" draw:end-glue-point="0" svg:d="M10791 7493v1448" svg:viewBox="0 0 1 1449">
          <text:p/>
        </draw:connector>
        <draw:connector draw:style-name="gr11" draw:text-style-name="P6" draw:layer="layout" svg:x1="10.791cm" svg:y1="10.338cm" svg:x2="10.791cm" svg:y2="11.622cm" draw:start-shape="id3" draw:start-glue-point="2" draw:end-shape="id4" draw:end-glue-point="0" svg:d="M10791 10338v1284" svg:viewBox="0 0 1 1285">
          <text:p/>
        </draw:connector>
        <draw:connector draw:style-name="gr11" draw:text-style-name="P6" draw:layer="layout" svg:x1="10.791cm" svg:y1="13.146cm" svg:x2="10.792cm" svg:y2="14.181cm" draw:start-shape="id4" draw:start-glue-point="2" draw:end-shape="id5" draw:end-glue-point="4" svg:d="M10791 13146v517h1v518" svg:viewBox="0 0 2 1036">
          <text:p/>
        </draw:connector>
        <draw:connector draw:style-name="gr11" draw:text-style-name="P6" draw:layer="layout" svg:x1="10.792cm" svg:y1="16.086cm" svg:x2="10.774cm" svg:y2="17.01cm" draw:start-shape="id5" draw:start-glue-point="6" draw:end-shape="id6" draw:end-glue-point="0" svg:d="M10792 16086v462h-18v462" svg:viewBox="0 0 19 925">
          <text:p/>
        </draw:connector>
        <draw:frame draw:style-name="gr12" draw:text-style-name="P7" draw:layer="layout" svg:width="0.972cm" svg:height="0.806cm" svg:x="10.814cm" svg:y="15.994cm">
          <draw:text-box>
            <text:p><text:span text:style-name="T4">Sí</text:span></text:p>
          </draw:text-box>
        </draw:frame>
        <draw:connector draw:style-name="gr11" draw:text-style-name="P6" draw:layer="layout" svg:x1="12.76cm" svg:y1="15.134cm" svg:x2="14.691cm" svg:y2="15.135cm" draw:start-shape="id5" draw:start-glue-point="7" draw:end-shape="id7" svg:d="M12760 15134h966v1h965" svg:viewBox="0 0 1932 2">
          <text:p/>
        </draw:connector>
        <draw:frame draw:style-name="gr13" draw:text-style-name="P7" draw:layer="layout" svg:width="1.133cm" svg:height="0.806cm" svg:x="12.738cm" svg:y="14.17cm">
          <draw:text-box>
            <text:p><text:span text:style-name="T4">No</text:span></text:p>
          </draw:text-box>
        </draw:frame>
        <draw:connector draw:style-name="gr11" draw:text-style-name="P6" draw:layer="layout" svg:x1="10.774cm" svg:y1="18.28cm" svg:x2="10.766cm" svg:y2="19.007cm" draw:start-shape="id6" draw:start-glue-point="2" svg:d="M10774 18280v614h-8v113" svg:viewBox="0 0 9 728">
          <text:p/>
        </draw:connector>
        <draw:connector draw:style-name="gr11" draw:text-style-name="P6" draw:layer="layout" svg:x1="10.766cm" svg:y1="20.558cm" svg:x2="10.763cm" svg:y2="21.487cm" draw:start-shape="id8" draw:start-glue-point="2" draw:end-shape="id9" draw:end-glue-point="0" svg:d="M10766 20558v464h-3v465" svg:viewBox="0 0 4 930">
          <text:p/>
        </draw:connector>
        <draw:connector draw:style-name="gr11" draw:text-style-name="P6" draw:layer="layout" svg:x1="10.763cm" svg:y1="22.863cm" svg:x2="10.766cm" svg:y2="23.806cm" draw:start-shape="id9" draw:start-glue-point="2" draw:end-shape="id10" draw:end-glue-point="0" svg:d="M10763 22863v471h3v472" svg:viewBox="0 0 4 944">
          <text:p/>
        </draw:connector>
        <draw:connector draw:style-name="gr11" draw:text-style-name="P6" draw:layer="layout" svg:x1="10.766cm" svg:y1="25.203cm" svg:x2="10.749cm" svg:y2="26.011cm" draw:start-shape="id10" draw:start-glue-point="2" draw:end-shape="id11" draw:end-glue-point="0" svg:d="M10766 25203v403h-17v405" svg:viewBox="0 0 18 809">
          <text:p/>
        </draw:connector>
        <draw:connector draw:style-name="gr11" draw:text-style-name="P6" draw:layer="layout" svg:x1="10.795cm" svg:y1="2.151cm" svg:x2="10.815cm" svg:y2="3.148cm" draw:start-shape="id12" draw:start-glue-point="8" draw:end-shape="id1" draw:end-glue-point="0" svg:d="M10795 2151v499h20v498" svg:viewBox="0 0 21 998">
          <text:p/>
        </draw:connector>
        <draw:connector draw:style-name="gr11" draw:text-style-name="P6" draw:layer="layout" svg:x1="12.654cm" svg:y1="26.646cm" svg:x2="13.913cm" svg:y2="26.629cm" draw:start-shape="id11" draw:start-glue-point="1" draw:end-shape="id13" draw:end-glue-point="6" svg:d="M12654 26646h630v-17h629" svg:viewBox="0 0 1260 18">
          <text:p/>
        </draw:connector>
        <draw:custom-shape draw:style-name="gr14" draw:text-style-name="P8" draw:layer="layout" svg:width="4.715cm" svg:height="0.991cm" draw:transform="rotate (1.5707963267949) translate (0.009cm 27.94cm)">
          <text:p text:style-name="P1">Envíos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9.652cm" svg:height="0.991cm" draw:transform="rotate (1.5707963267949) translate (0.009cm 23.225cm)">
          <text:p text:style-name="P1">Producción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4.77cm" svg:height="0.991cm" draw:transform="rotate (1.5707963267949) translate (0.009cm 13.573cm)">
          <text:p text:style-name="P1">IT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4.064cm" svg:height="0.991cm" draw:transform="rotate (1.5707963267949) translate (0.009cm 8.834cm)">
          <text:p text:style-name="P1"><text:span text:style-name="T4">Ingeniería </text:span></text:p>
          <text:p text:style-name="P1"><text:span text:style-name="T4">de producto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79cm" svg:height="0.991cm" draw:transform="rotate (1.5707963267949) translate (0.009cm 4.81cm)">
          <text:p text:style-name="P1">Logística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21.59cm" svg:height="0.991cm" svg:x="0.009cm" svg:y="0.037cm">
          <text:p text:style-name="P1">Control de PO’s/Pedimentos</text:p>
          <draw:enhanced-geometry svg:viewBox="0 0 21600 21600" draw:type="rectangle" draw:enhanced-path="M 0 0 L 21600 0 21600 21600 0 21600 0 0 Z N"/>
        </draw:custom-shape>
        <draw:line draw:style-name="gr20" draw:text-style-name="P6" draw:layer="layout" svg:x1="1cm" svg:y1="4.81cm" svg:x2="21.599cm" svg:y2="4.81cm">
          <text:p/>
        </draw:line>
        <draw:line draw:style-name="gr20" draw:text-style-name="P6" draw:layer="layout" svg:x1="1cm" svg:y1="8.798cm" svg:x2="21.599cm" svg:y2="8.798cm">
          <text:p/>
        </draw:line>
        <draw:line draw:style-name="gr20" draw:text-style-name="P6" draw:layer="layout" svg:x1="1cm" svg:y1="13.6cm" svg:x2="21.599cm" svg:y2="13.6cm">
          <text:p/>
        </draw:line>
        <draw:line draw:style-name="gr20" draw:text-style-name="P6" draw:layer="layout" svg:x1="1cm" svg:y1="23.225cm" svg:x2="21.599cm" svg:y2="23.225cm">
          <text:p/>
        </draw:line>
        <draw:custom-shape draw:style-name="gr21" draw:text-style-name="P10" xml:id="id7" draw:id="id7" draw:layer="layout" svg:width="3.708cm" svg:height="1.397cm" svg:x="14.691cm" svg:y="14.437cm">
          <text:p text:style-name="P1"><text:span text:style-name="T4">Solicitar PO a</text:span></text:p>
          <text:p text:style-name="P1"><text:span text:style-name="T4">almacén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xml:id="id14" draw:id="id14" draw:layer="layout" svg:width="3.699cm" svg:height="1.651cm" svg:x="14.691cm" svg:y="18.907cm">
          <text:p text:style-name="P11"><text:span text:style-name="T1">Asistente de </text:span></text:p>
          <text:p text:style-name="P11"><text:span text:style-name="T1">producción</text:span></text:p>
          <text:p text:style-name="P11"><text:span text:style-name="T1">Verifica PO vs ODF</text:span>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svg:x1="16.545cm" svg:y1="15.834cm" svg:x2="16.54cm" svg:y2="18.907cm" draw:start-shape="id7" draw:start-glue-point="2" draw:end-shape="id14" draw:end-glue-point="0" svg:d="M16545 15834v1536h-5v1537" svg:viewBox="0 0 6 3074">
          <text:p/>
        </draw:connector>
        <draw:connector draw:style-name="gr11" draw:text-style-name="P6" draw:layer="layout" svg:x1="14.691cm" svg:y1="19.732cm" svg:x2="13.243cm" svg:y2="19.732cm" draw:start-shape="id14" draw:start-glue-point="3" draw:end-shape="id8" draw:end-glue-point="1" svg:d="M14691 19732h-1448" svg:viewBox="0 0 1449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10" draw:display-name="Transparency 10" draw:style="linear" draw:start="100%" draw:end="94%" draw:angle="1800" draw:border="0%"/>
    <draw:opacity draw:name="Transparency_20_11" draw:display-name="Transparency 11" draw:style="linear" draw:start="100%" draw:end="40%" draw:angle="1800" draw:border="0%"/>
    <draw:opacity draw:name="Transparency_20_5" draw:display-name="Transparency 5" draw:style="linear" draw:start="100%" draw:end="40%" draw:angle="1800" draw:border="0%"/>
    <draw:opacity draw:name="Transparency_20_6" draw:display-name="Transparency 6" draw:style="linear" draw:start="100%" draw:end="0%" draw:angle="0" draw:border="0%"/>
    <draw:opacity draw:name="Transparency_20_7" draw:display-name="Transparency 7" draw:style="linear" draw:start="100%" draw:end="0%" draw:angle="100" draw:border="0%"/>
    <draw:opacity draw:name="Transparency_20_8" draw:display-name="Transparency 8" draw:style="linear" draw:start="100%" draw:end="0%" draw:angle="1800" draw:border="0%"/>
    <draw:opacity draw:name="Transparency_20_9" draw:display-name="Transparency 9" draw:style="linear" draw:start="100%" draw:end="96%" draw:angle="18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1T11:08:58.708000000</meta:creation-date>
    <dc:date>2018-08-02T10:06:37.608000000</dc:date>
    <meta:editing-duration>PT17M7S</meta:editing-duration>
    <meta:editing-cycles>5</meta:editing-cycles>
    <meta:generator>LibreOffice/5.4.7.2$Windows_x86 LibreOffice_project/c838ef25c16710f8838b1faec480ebba495259d0</meta:generator>
    <meta:document-statistic meta:object-count="40"/>
  </office:meta>
</office:document-meta>
</file>